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y had a little lamb,</text:p>
      <text:p text:style-name="Standard">Little lamb, little lamb,</text:p>
      <text:p text:style-name="Standard">Mary had a little lamb,</text:p>
      <text:p text:style-name="Standard">Its fleece as white as snow.</text:p>
      <text:p text:style-name="Standard">Everywhere that Mary went,</text:p>
      <text:p text:style-name="Standard">Mary went, Mary went,</text:p>
      <text:p text:style-name="Standard">Everywhere that Mary went,</text:p>
      <text:p text:style-name="Standard">The lamb was sure to go.</text:p>
      <text:p text:style-name="Standard">It followed her to school one day,</text:p>
      <text:p text:style-name="Standard">School one day, school one day,</text:p>
      <text:p text:style-name="Standard">It followed her to school one day,</text:p>
      <text:p text:style-name="Standard">Which was against the rules.</text:p>
      <text:p text:style-name="Standard">It made the children laugh and play,</text:p>
      <text:p text:style-name="Standard">Laugh and play, laugh and play,</text:p>
      <text:p text:style-name="Standard">It made the children laugh and play,</text:p>
      <text:p text:style-name="Standard">To see a lamb in schoo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3-01T11:50:55</meta:creation-date>
    <dc:language>de-DE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6" meta:word-count="89" meta:character-count="450"/>
  </office:meta>
</office:document-meta>
</file>